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08d380" officeooo:paragraph-rsid="0008d380"/>
    </style:style>
    <style:style style:name="P2" style:family="paragraph" style:parent-style-name="Heading_20_3">
      <style:text-properties officeooo:paragraph-rsid="00082028"/>
    </style:style>
    <style:style style:name="P3" style:family="paragraph" style:parent-style-name="Heading_20_3">
      <style:text-properties officeooo:rsid="0008d380" officeooo:paragraph-rsid="0008d380"/>
    </style:style>
    <style:style style:name="T1" style:family="text">
      <style:text-properties officeooo:rsid="00082028"/>
    </style:style>
    <style:style style:name="T2" style:family="text">
      <style:text-properties officeooo:rsid="000a76bf"/>
    </style:style>
    <style:style style:name="T3" style:family="text">
      <style:text-properties officeooo:rsid="000c12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Transition matrix and emission matrix:</text:h>
      <text:p text:style-name="Standard"><text:s/><text:span text:style-name="T1"><text:s text:c="3"/>double trans_prob[3][3] = {</text:span></text:p>
      <text:p text:style-name="Standard"><text:s text:c="8"/>{ 0.8, 0.15, 0.05 },</text:p>
      <text:p text:style-name="Standard"><text:s text:c="8"/>{ 0.2, 0.5, 0.3 },</text:p>
      <text:p text:style-name="Standard"><text:s text:c="8"/>{ 0.2, 0.2, 0.6 }</text:p>
      <text:p text:style-name="Standard"><text:s text:c="4"/>};</text:p>
      <text:p text:style-name="Standard"><text:s text:c="4"/>double emis_prob[2][3] = {</text:p>
      <text:p text:style-name="Standard"><text:s text:c="8"/>{ 0.9, 0.7, 0.2 },</text:p>
      <text:p text:style-name="Standard"><text:s text:c="8"/>{ 0.1, 0.3, 0.8 }</text:p>
      <text:p text:style-name="Standard"><text:s text:c="4"/>};</text:p>
      <text:h text:style-name="P2" text:outline-level="3"><text:span text:style-name="T1">Initialize:</text:span></text:h>
      <text:p text:style-name="Standard"><text:s text:c="4"/>pred[0][0] = 0.5 * emis_prob[coat[0]][0];</text:p>
      <text:p text:style-name="Standard"><text:s text:c="4"/>pred[1][0] = 0.25 * emis_prob[coat[0]][1];</text:p>
      <text:p text:style-name="Standard"><text:s text:c="4"/>pred[2][0] = 0.25 * emis_prob[coat[0]][2];</text:p>
      <text:h text:style-name="P3" text:outline-level="3">Iteration:</text:h>
      <text:p text:style-name="Standard"><text:s text:c="4"/>for (int i = 1; i &lt; n; i++) {</text:p>
      <text:p text:style-name="Standard"><text:s text:c="8"/>for (int j = 0; j &lt; 3; j++) {</text:p>
      <text:p text:style-name="Standard"><text:s text:c="12"/>for (int k = 0; k &lt; 3; k++) {</text:p>
      <text:p text:style-name="Standard"><text:s text:c="16"/>double r = pred[k][i - 1] * trans_prob[k][j] * emis_prob[coat[i]][j];</text:p>
      <text:p text:style-name="Standard"><text:s text:c="16"/>if ( r &gt;= pred[j][i]) {</text:p>
      <text:p text:style-name="Standard"><text:s text:c="20"/>pred[j][i] = r;</text:p>
      <text:p text:style-name="Standard"><text:s text:c="20"/>from[j][i] = k;</text:p>
      <text:p text:style-name="Standard"><text:s text:c="16"/>}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/>
      <text:p text:style-name="P1">pred[j][i] is the rate of the weather j in the day <text:span text:style-name="T2">i.</text:span></text:p>
      <text:p text:style-name="P1">from[j][i] is for print<text:span text:style-name="T3">ing</text:span> the whole ch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yliuxx</meta:initial-creator>
    <meta:creation-date>2016-03-11T19:02:22.742893059</meta:creation-date>
    <meta:generator>LibreOffice/5.1.4.2$Linux_X86_64 LibreOffice_project/10m0$Build-2</meta:generator>
    <dc:date>2017-01-03T23:43:49.562975200</dc:date>
    <meta:editing-duration>PT11M5S</meta:editing-duration>
    <meta:editing-cycles>3</meta:editing-cycles>
    <meta:document-statistic meta:table-count="0" meta:image-count="0" meta:object-count="0" meta:page-count="1" meta:paragraph-count="28" meta:word-count="132" meta:character-count="844" meta:non-whitespace-character-count="536"/>
  </office:meta>
</office:document-meta>
</file>